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GOST_20_Main_20_Body">
      <style:text-properties fo:language="ru" fo:country="RU" officeooo:paragraph-rsid="006d705c"/>
    </style:style>
    <style:style style:name="P29" style:family="paragraph" style:parent-style-name="GOST_20_Main_20_Body">
      <style:text-properties fo:language="ru" fo:country="RU" officeooo:rsid="00b56f5b" officeooo:paragraph-rsid="00b56f5b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4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5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6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7" style:family="paragraph" style:parent-style-name="GOST_20_Main_20_Body" style:list-style-name="GOST_20_TR_20_main_20_body"/>
    <style:style style:name="P38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39" style:family="paragraph" style:parent-style-name="GOST_20_Main_20_Body" style:list-style-name="GOST_20_TR_20_main_20_body">
      <style:text-properties fo:language="ru" fo:country="RU"/>
    </style:style>
    <style:style style:name="P40" style:family="paragraph" style:parent-style-name="GOST_20_Main_20_Body" style:list-style-name="GOST_20_TR_20_bullets">
      <style:text-properties fo:language="ru" fo:country="RU"/>
    </style:style>
    <style:style style:name="P41" style:family="paragraph" style:parent-style-name="GOST_20_Main_20_Body" style:list-style-name="GOST_20_TR_20_bullets">
      <style:text-properties fo:language="ru" fo:country="RU" officeooo:paragraph-rsid="00cff067"/>
    </style:style>
    <style:style style:name="P42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43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4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5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6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7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48" style:family="paragraph" style:parent-style-name="GOST_20_Main_20_Body" style:list-style-name="GOST_20_TR_20_main_20_body">
      <style:text-properties fo:language="ru" fo:country="RU" officeooo:rsid="00429f98" officeooo:paragraph-rsid="00d2aa69"/>
    </style:style>
    <style:style style:name="P49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0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1" style:family="paragraph" style:parent-style-name="GOST_20_Main_20_Body" style:list-style-name="GOST_20_TR_20_main_20_body">
      <style:text-properties fo:language="ru" fo:country="RU" officeooo:rsid="0049a4de" officeooo:paragraph-rsid="006eb9dc"/>
    </style:style>
    <style:style style:name="P52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3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54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55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56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7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58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59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60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1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2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3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4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5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6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7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68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69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0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1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2" style:family="paragraph" style:parent-style-name="GOST_20_Main_20_Body" style:list-style-name="GOST_20_TR_20_bullets"/>
    <style:style style:name="P73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4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officeooo:rsid="009f8e8d" officeooo:paragraph-rsid="009f8e8d" style:font-size-asian="12pt" style:font-size-complex="12pt"/>
    </style:style>
    <style:style style:name="P76" style:family="paragraph" style:parent-style-name="GOST_20_TR_20_Heading_20_1">
      <style:paragraph-properties fo:break-before="page"/>
      <style:text-properties fo:language="ru" fo:country="RU"/>
    </style:style>
    <style:style style:name="P77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8" style:family="paragraph" style:parent-style-name="GOST_20_TR_20_Heading_20_1">
      <style:paragraph-properties fo:break-before="page"/>
      <style:text-properties fo:language="ru" fo:country="RU" officeooo:rsid="00c3583f" officeooo:paragraph-rsid="00c3583f"/>
    </style:style>
    <style:style style:name="P79" style:family="paragraph" style:parent-style-name="GOST_20_TR_20_Heading_20_2" style:list-style-name="GOST_20_TR_20_main_20_body">
      <style:text-properties officeooo:paragraph-rsid="00d2aa69"/>
    </style:style>
    <style:style style:name="P80" style:family="paragraph" style:parent-style-name="GOST_20_TR_20_Heading_20_2">
      <style:text-properties fo:language="ru" fo:country="RU"/>
    </style:style>
    <style:style style:name="P81" style:family="paragraph" style:parent-style-name="GOST_20_TR_20_Heading_20_2" style:list-style-name="GOST_20_TR_20_main_20_body">
      <style:text-properties fo:language="ru" fo:country="RU"/>
    </style:style>
    <style:style style:name="P82" style:family="paragraph" style:parent-style-name="GOST_20_TR_20_Heading_20_2">
      <style:text-properties fo:language="ru" fo:country="RU" officeooo:paragraph-rsid="004e0081"/>
    </style:style>
    <style:style style:name="P83" style:family="paragraph" style:parent-style-name="GOST_20_TR_20_Heading_20_2" style:list-style-name="GOST_20_TR_20_main_20_body">
      <style:text-properties fo:language="ru" fo:country="RU" officeooo:rsid="00429f98" officeooo:paragraph-rsid="00429f98"/>
    </style:style>
    <style:style style:name="P84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52141b"/>
    </style:style>
    <style:style style:name="T29" style:family="text">
      <style:text-properties officeooo:rsid="0052c13d"/>
    </style:style>
    <style:style style:name="T30" style:family="text">
      <style:text-properties officeooo:rsid="005a0d11"/>
    </style:style>
    <style:style style:name="T31" style:family="text">
      <style:text-properties officeooo:rsid="005b14a6"/>
    </style:style>
    <style:style style:name="T32" style:family="text">
      <style:text-properties officeooo:rsid="005d0d6b"/>
    </style:style>
    <style:style style:name="T33" style:family="text">
      <style:text-properties officeooo:rsid="0061ba24"/>
    </style:style>
    <style:style style:name="T34" style:family="text">
      <style:text-properties officeooo:rsid="006347be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officeooo:rsid="006d0049"/>
    </style:style>
    <style:style style:name="T37" style:family="text">
      <style:text-properties officeooo:rsid="006d705c"/>
    </style:style>
    <style:style style:name="T38" style:family="text">
      <style:text-properties officeooo:rsid="006e2186"/>
    </style:style>
    <style:style style:name="T39" style:family="text">
      <style:text-properties officeooo:rsid="006eb9dc"/>
    </style:style>
    <style:style style:name="T40" style:family="text">
      <style:text-properties officeooo:rsid="007818e1"/>
    </style:style>
    <style:style style:name="T41" style:family="text">
      <style:text-properties officeooo:rsid="00790875"/>
    </style:style>
    <style:style style:name="T42" style:family="text">
      <style:text-properties officeooo:rsid="00790e71"/>
    </style:style>
    <style:style style:name="T43" style:family="text">
      <style:text-properties officeooo:rsid="007c3d16"/>
    </style:style>
    <style:style style:name="T44" style:family="text">
      <style:text-properties officeooo:rsid="007dd7cd"/>
    </style:style>
    <style:style style:name="T45" style:family="text">
      <style:text-properties officeooo:rsid="007e872c"/>
    </style:style>
    <style:style style:name="T46" style:family="text">
      <style:text-properties officeooo:rsid="00837f5c"/>
    </style:style>
    <style:style style:name="T47" style:family="text">
      <style:text-properties officeooo:rsid="0084ab51"/>
    </style:style>
    <style:style style:name="T48" style:family="text">
      <style:text-properties officeooo:rsid="0087469c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49a4de"/>
    </style:style>
    <style:style style:name="T51" style:family="text">
      <style:text-properties officeooo:rsid="008c9e4a"/>
    </style:style>
    <style:style style:name="T52" style:family="text">
      <style:text-properties officeooo:rsid="008e2aae"/>
    </style:style>
    <style:style style:name="T53" style:family="text">
      <style:text-properties officeooo:rsid="00900821"/>
    </style:style>
    <style:style style:name="T54" style:family="text">
      <style:text-properties officeooo:rsid="0091d7c6"/>
    </style:style>
    <style:style style:name="T55" style:family="text">
      <style:text-properties officeooo:rsid="009252df"/>
    </style:style>
    <style:style style:name="T56" style:family="text">
      <style:text-properties officeooo:rsid="0094464e"/>
    </style:style>
    <style:style style:name="T57" style:family="text">
      <style:text-properties officeooo:rsid="0095efe3"/>
    </style:style>
    <style:style style:name="T58" style:family="text">
      <style:text-properties officeooo:rsid="00976c62"/>
    </style:style>
    <style:style style:name="T59" style:family="text">
      <style:text-properties officeooo:rsid="0097f89d"/>
    </style:style>
    <style:style style:name="T60" style:family="text">
      <style:text-properties officeooo:rsid="009991fc"/>
    </style:style>
    <style:style style:name="T61" style:family="text">
      <style:text-properties officeooo:rsid="00a0aebd"/>
    </style:style>
    <style:style style:name="T62" style:family="text">
      <style:text-properties officeooo:rsid="00a1334a"/>
    </style:style>
    <style:style style:name="T63" style:family="text">
      <style:text-properties officeooo:rsid="00a30809"/>
    </style:style>
    <style:style style:name="T64" style:family="text">
      <style:text-properties officeooo:rsid="00a3cddf"/>
    </style:style>
    <style:style style:name="T65" style:family="text">
      <style:text-properties officeooo:rsid="00a5679d"/>
    </style:style>
    <style:style style:name="T66" style:family="text">
      <style:text-properties officeooo:rsid="00a76d94"/>
    </style:style>
    <style:style style:name="T67" style:family="text">
      <style:text-properties officeooo:rsid="00a831ed"/>
    </style:style>
    <style:style style:name="T68" style:family="text">
      <style:text-properties officeooo:rsid="00a8dcab"/>
    </style:style>
    <style:style style:name="T69" style:family="text">
      <style:text-properties officeooo:rsid="00aba8ec"/>
    </style:style>
    <style:style style:name="T70" style:family="text">
      <style:text-properties officeooo:rsid="00aeedeb"/>
    </style:style>
    <style:style style:name="T71" style:family="text">
      <style:text-properties officeooo:rsid="00afb0b7"/>
    </style:style>
    <style:style style:name="T72" style:family="text">
      <style:text-properties officeooo:rsid="00b22bf9"/>
    </style:style>
    <style:style style:name="T73" style:family="text">
      <style:text-properties officeooo:rsid="00b27f47"/>
    </style:style>
    <style:style style:name="T74" style:family="text">
      <style:text-properties officeooo:rsid="00b44501"/>
    </style:style>
    <style:style style:name="T75" style:family="text">
      <style:text-properties officeooo:rsid="00b4a109"/>
    </style:style>
    <style:style style:name="T76" style:family="text">
      <style:text-properties officeooo:rsid="00b58a42"/>
    </style:style>
    <style:style style:name="T77" style:family="text">
      <style:text-properties officeooo:rsid="00b74823"/>
    </style:style>
    <style:style style:name="T78" style:family="text">
      <style:text-properties officeooo:rsid="00b8bb7b"/>
    </style:style>
    <style:style style:name="T79" style:family="text">
      <style:text-properties officeooo:rsid="00bac14a"/>
    </style:style>
    <style:style style:name="T80" style:family="text">
      <style:text-properties officeooo:rsid="00bd132f"/>
    </style:style>
    <style:style style:name="T81" style:family="text">
      <style:text-properties officeooo:rsid="00bed3b4"/>
    </style:style>
    <style:style style:name="T82" style:family="text">
      <style:text-properties officeooo:rsid="00c006b5"/>
    </style:style>
    <style:style style:name="T83" style:family="text">
      <style:text-properties officeooo:rsid="00c5cc5f"/>
    </style:style>
    <style:style style:name="T84" style:family="text">
      <style:text-properties officeooo:rsid="00c85be6"/>
    </style:style>
    <style:style style:name="T85" style:family="text">
      <style:text-properties officeooo:rsid="00cb15fa"/>
    </style:style>
    <style:style style:name="T86" style:family="text">
      <style:text-properties officeooo:rsid="00cb99d2"/>
    </style:style>
    <style:style style:name="T87" style:family="text">
      <style:text-properties officeooo:rsid="00cd1c61"/>
    </style:style>
    <style:style style:name="T88" style:family="text">
      <style:text-properties officeooo:rsid="00ce5624"/>
    </style:style>
    <style:style style:name="T89" style:family="text">
      <style:text-properties officeooo:rsid="00d0f1d7"/>
    </style:style>
    <style:style style:name="T90" style:family="text">
      <style:text-properties officeooo:rsid="009cd458"/>
    </style:style>
    <style:style style:name="T91" style:family="text">
      <style:text-properties officeooo:rsid="00d2aa69"/>
    </style:style>
    <style:style style:name="T92" style:family="text">
      <style:text-properties officeooo:rsid="00d54e95"/>
    </style:style>
    <style:style style:name="T93" style:family="text">
      <style:text-properties officeooo:rsid="00d6003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<text:span text:style-name="T86">СОСТАВНУЮ ЧАСТЬ </text:span>ОПЫТНО-КОНСТРУКТОРСК<text:span text:style-name="T51">ОЙ</text:span> РАБОТ<text:span text:style-name="T51">Ы</text:span></text:p>
      <text:p text:style-name="P5"/>
      <text:p text:style-name="P2"><text:span text:style-name="T51">СТРАТОСФЕРНЫЙ ЗОНД </text:span>ШМЕЛЬ</text:p>
      <text:p text:style-name="P2"/>
      <text:p text:style-name="P2">СЗ-1<text:span text:style-name="T52">-ШМЕЛЬ</text:span>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Содержание</text:p>
          </text:index-title>
          <text:p text:style-name="P31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1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2"><text:a xlink:type="simple" xlink:href="#__RefHeading___Toc984_1566413351" text:style-name="Index_20_Link" text:visited-style-name="Index_20_Link"><text:s/>3.1 <text:s/>Состав изделия:<text:tab/>5</text:a></text:p>
          <text:p text:style-name="P32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2"><text:a xlink:type="simple" xlink:href="#__RefHeading___Toc988_1566413351" text:style-name="Index_20_Link" text:visited-style-name="Index_20_Link"><text:s/>3.3 <text:s/>Требования радиоэлектронной защиты:<text:tab/>5</text:a></text:p>
          <text:p text:style-name="P32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2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2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2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2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2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2"><text:a xlink:type="simple" xlink:href="#__RefHeading___Toc1004_1566413351" text:style-name="Index_20_Link" text:visited-style-name="Index_20_Link"><text:s/>3.10 <text:s/>Конструктивные требования<text:tab/>9</text:a></text:p>
          <text:p text:style-name="P31"><text:a xlink:type="simple" xlink:href="#__RefHeading___Toc1010_1566413351" text:style-name="Index_20_Link" text:visited-style-name="Index_20_Link"><text:s/>4 <text:s/>Требования к обеспечению.<text:tab/>10</text:a></text:p>
          <text:p text:style-name="P31"><text:a xlink:type="simple" xlink:href="#__RefHeading___Toc1014_1566413351" text:style-name="Index_20_Link" text:visited-style-name="Index_20_Link"><text:s/>5 <text:s/>Требования к консервации, упаковке и маркировке<text:tab/>11</text:a></text:p>
          <text:p text:style-name="P31"><text:a xlink:type="simple" xlink:href="#__RefHeading___Toc1016_1566413351" text:style-name="Index_20_Link" text:visited-style-name="Index_20_Link"><text:s/>6 <text:s/>Требования к учебно-тренировочным средствам.<text:tab/>12</text:a></text:p>
          <text:p text:style-name="P31"><text:a xlink:type="simple" xlink:href="#__RefHeading___Toc3536_4294578340" text:style-name="Index_20_Link" text:visited-style-name="Index_20_Link"><text:s/>7 <text:s/>Непредоставляемые требования.<text:tab/>13</text:a></text:p>
          <text:p text:style-name="P31"><text:a xlink:type="simple" xlink:href="#__RefHeading___Toc1020_1566413351" text:style-name="Index_20_Link" text:visited-style-name="Index_20_Link"><text:s/>8 <text:s/>Этапы выполнения СЧ ОКР<text:tab/>14</text:a></text:p>
          <text:p text:style-name="P31"><text:a xlink:type="simple" xlink:href="#__RefHeading___Toc1022_1566413351" text:style-name="Index_20_Link" text:visited-style-name="Index_20_Link"><text:s/>9 <text:s/>Порядок выполнения этапов и приёмки ОКР.<text:tab/>15</text:a></text:p>
          <text:p text:style-name="P31"><text:a xlink:type="simple" xlink:href="#__RefHeading___Toc1024_1566413351" text:style-name="Index_20_Link" text:visited-style-name="Index_20_Link"><text:s/>10 <text:s/>Ссылочные документы<text:tab/>17</text:a></text:p>
          <text:p text:style-name="P31"><text:a xlink:type="simple" xlink:href="#__RefHeading___Toc1026_1566413351" text:style-name="Index_20_Link" text:visited-style-name="Index_20_Link"><text:s/>11 <text:s/>Перечень сокращений:<text:tab/>18</text:a></text:p>
        </text:index-body>
      </text:table-of-content>
      <text:p text:style-name="GOST_20_Main_20_Body"/>
      <text:list xml:id="list3807683802" text:style-name="GOST_20_TR_20_main_20_body">
        <text:list-item>
          <text:h text:style-name="P77" text:outline-level="1"><text:bookmark-start text:name="__RefHeading___Toc978_1566413351"/><text:span text:style-name="T1">Н</text:span>аименование, шифр <text:span text:style-name="T53">СЧ </text:span>ОКР, основание, исполнитель и сроки выполнения <text:span text:style-name="T53">СЧ </text:span>ОКР<text:bookmark-end text:name="__RefHeading___Toc978_1566413351"/></text:h>
          <text:list>
            <text:list-item>
              <text:p text:style-name="P38">Разрабатываемый стратосферный зонд, являющийся частью <text:span text:style-name="T54">стратосферной системы "Шмель" имеет одноимённое название с упомянутой системой.</text:span></text:p>
            </text:list-item>
            <text:list-item>
              <text:p text:style-name="P39">Шиф<text:span text:style-name="T26">р</text:span> <text:span text:style-name="T55">СЧ </text:span>ОКР: "СЗ-1<text:span text:style-name="T55">-ШМЕЛЬ</text:span>".</text:p>
            </text:list-item>
            <text:list-item>
              <text:p text:style-name="P39">Основания для проведения <text:span text:style-name="T56">СЧ </text:span>ОКР<text:span text:style-name="T36">.</text:span></text:p>
            </text:list-item>
          </text:list>
        </text:list-item>
      </text:list>
      <text:list xml:id="list3822248784" text:style-name="GOST_20_TR_20_bullets">
        <text:list-item>
          <text:list>
            <text:list-item>
              <text:list>
                <text:list-item>
                  <text:p text:style-name="P40">положения конкурса "Воздушно-инженерная школа CanSat в России.</text:p>
                </text:list-item>
                <text:list-item>
                  <text:p text:style-name="P40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3153237657888" text:continue-list="list3807683802" text:style-name="GOST_20_TR_20_main_20_body">
        <text:list-item>
          <text:list>
            <text:list-item>
              <text:p text:style-name="P39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9">Сроки выполнения <text:span text:style-name="T57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3153224448260" text:continue-numbering="true" text:style-name="GOST_20_TR_20_main_20_body">
        <text:list-item>
          <text:h text:style-name="P76" text:outline-level="1"><text:bookmark-start text:name="__RefHeading___Toc980_1566413351"/>Цель выполнения <text:span text:style-name="T58">СЧ </text:span>ОКР, наименование и индекс изделия<text:bookmark-end text:name="__RefHeading___Toc980_1566413351"/></text:h>
          <text:list>
            <text:list-item>
              <text:p text:style-name="P39">Целью <text:span text:style-name="T88">составной части </text:span>опытно-конструкторской работы (<text:span text:style-name="T59">СЧ </text:span>ОКР) является разработка <text:span text:style-name="T59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9">Наименование изделия: <text:span text:style-name="T59">Стратосферный исследовательский зонд </text:span>"Шмель"<text:span text:style-name="T59"> (одноимённое название с системой)</text:span>. Далее "Шмель"<text:span text:style-name="T3"> или</text:span> <text:span text:style-name="T59">стратосферный зонд, или же зонд</text:span>.</text:p>
            </text:list-item>
            <text:list-item>
              <text:p text:style-name="P39">Индекс изделия: 1.</text:p>
            </text:list-item>
          </text:list>
        </text:list-item>
        <text:list-item>
          <text:h text:style-name="P77" text:outline-level="1"><text:bookmark-start text:name="__RefHeading___Toc982_1566413351"/><text:span text:style-name="T33">Технические</text:span> требования<text:span text:style-name="T34"> к изделию.</text:span><text:bookmark-end text:name="__RefHeading___Toc982_1566413351"/></text:h>
          <text:list>
            <text:list-item>
              <text:h text:style-name="P81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3153852197698" text:continue-list="list3822248784" text:style-name="GOST_20_TR_20_bullets">
        <text:list-item>
          <text:list>
            <text:list-item>
              <text:list>
                <text:list-item>
                  <text:p text:style-name="P40">стратосферный зонд, запускаемый на стратостате<text:span text:style-name="T60">.</text:span></text:p>
                </text:list-item>
              </text:list>
            </text:list-item>
          </text:list>
        </text:list-item>
      </text:list>
      <text:list xml:id="list3153179530043" text:continue-list="list3153224448260" text:style-name="GOST_20_TR_20_main_20_body">
        <text:list-item>
          <text:list>
            <text:list-item>
              <text:h text:style-name="P81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3"><text:span text:style-name="T4">Разрабатываемая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3154249466439" text:continue-list="list315385219769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4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74"><text:span text:style-name="T14">измерение трёх компонент ускорения во время полёта</text:span>;</text:p>
                    </text:list-item>
                    <text:list-item>
                      <text:p text:style-name="P72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74">фиксация точки разрушения шара-зонда (координаты, высота, время);</text:p>
                    </text:list-item>
                    <text:list-item>
                      <text:p text:style-name="P74">фотофиксация неба в момент приземления<text:span text:style-name="T16">;</text:span></text:p>
                    </text:list-item>
                    <text:list-item>
                      <text:p text:style-name="P74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74">передача телеметрической информации зондом и приём входящих команд посредством глобальной спутниковой системы<text:span text:style-name="T18"> связи</text:span> iridium;</text:p>
                    </text:list-item>
                    <text:list-item>
                      <text:p text:style-name="P75">сбор показаний с инерциальных датчиков для последующего восстановления траектории полёта.</text:p>
                    </text:list-item>
                    <text:list-item>
                      <text:p text:style-name="P74">получение спектра поглощения атмосферы;</text:p>
                    </text:list-item>
                    <text:list-item>
                      <text:p text:style-name="P74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3154249509587" text:continue-list="list3153179530043" text:style-name="GOST_20_TR_20_main_20_body">
        <text:list-item>
          <text:list>
            <text:list-item>
              <text:h text:style-name="P80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39">Должна быть обеспечена совместимость радиоэлектронных средств, используемых в <text:span text:style-name="T61">зонде</text:span>.</text:p>
                </text:list-item>
              </text:list>
            </text:list-item>
            <text:list-item>
              <text:h text:style-name="P81" text:outline-level="2"><text:bookmark-start text:name="__RefHeading___Toc990_1566413351"/><text:soft-page-break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39">Требования к имитозащищенности</text:p>
                  <text:list>
                    <text:list-item>
                      <text:p text:style-name="P42"><text:span text:style-name="T62">Зонд</text:span> долж<text:span text:style-name="T62">ен </text:span>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3154061192479" text:continue-list="list3154249466439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40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9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53329200752" text:continue-list="list3154249509587" text:style-name="GOST_20_TR_20_main_20_body">
        <text:list-item>
          <text:list>
            <text:list-item>
              <text:list>
                <text:list-item>
                  <text:p text:style-name="P39">Требования к устойчивости к климатическим воздействиям<text:span text:style-name="T30">.</text:span></text:p>
                  <text:list>
                    <text:list-item>
                      <text:p text:style-name="P43">К зонду в составе системы предоставляются следующие требования<text:span text:style-name="T81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53308114621" text:continue-list="list3154061192479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зонд должен выдерживать температуру внешней окружающей среды в диапазоне от -30 до +60 <text:span text:style-name="T5">°</text:span>C;</text:p>
                        </text:list-item>
                        <text:list-item>
                          <text:p text:style-name="P40">зонд должен выдерживать атмосферное давление в диапазоне от 1 кПа до 105 кПа<text:span text:style-name="T20">;</text:span></text:p>
                        </text:list-item>
                        <text:list-item>
                          <text:p text:style-name="P40">зонд должен выдерживать поль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40">зонд должен выдержать посадку при скорости 5-8 м/c;</text:p>
                        </text:list-item>
                        <text:list-item>
                          <text:p text:style-name="P40">зонд должен иметь положительную плавучесть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53397446125" text:continue-list="list3153329200752" text:style-name="GOST_20_TR_20_main_20_body">
        <text:list-item>
          <text:list>
            <text:list-item>
              <text:list>
                <text:list-item>
                  <text:p text:style-name="P43">Требования надёжности<text:span text:style-name="T82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3154898415693" text:continue-numbering="true" text:style-name="GOST_20_TR_20_main_20_body">
        <text:list-item>
          <text:list>
            <text:list-item>
              <text:h text:style-name="P84" text:outline-level="2"><text:bookmark-start text:name="__RefHeading___Toc992_1566413351"/>Требования эргономики, обитаемости и технической эстетики<text:span text:style-name="T31">.</text:span><text:bookmark-end text:name="__RefHeading___Toc992_1566413351"/></text:h>
              <text:list>
                <text:list-item>
                  <text:p text:style-name="P42">Зонд должен быть выглядеть приятно и раскрашен в цветовую схему насекомого "Шмель". Допускается отклонение от этого требования, если его выполнение не позволит выдержать требуемые характеристики изделия<text:span text:style-name="T32">.</text:span></text:p>
                </text:list-item>
              </text:list>
            </text:list-item>
            <text:list-item>
              <text:h text:style-name="P81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44">К <text:span text:style-name="T64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3153862523641" text:continue-list="list315330811462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64">зонд </text:span>долж<text:span text:style-name="T64">ен </text:span>приводиться в готовность не дольше 1 часа;</text:p>
                    </text:list-item>
                    <text:list-item>
                      <text:p text:style-name="P40"><text:span text:style-name="T64">конструкция зонда должна</text:span>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54417252941" text:continue-list="list3154898415693" text:style-name="GOST_20_TR_20_main_20_body">
        <text:list-item>
          <text:list>
            <text:list-item>
              <text:h text:style-name="P80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45">К <text:span text:style-name="T65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3154441412422" text:continue-list="list315386252364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1"><text:span text:style-name="T65">зонд </text:span>долж<text:span text:style-name="T65">ен </text:span>быть транспортабельны<text:span text:style-name="T65">м</text:span> при помощи рюкзак<text:span text:style-name="T25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53164278264" text:continue-list="list3154417252941" text:style-name="GOST_20_TR_20_main_20_body">
        <text:list-item>
          <text:list>
            <text:list-item>
              <text:h text:style-name="P81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6">К <text:span text:style-name="T66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3154047626961" text:continue-list="list315444141242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0">элементы питания <text:span text:style-name="T67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0">конструкция <text:span text:style-name="T68">зонда</text:span>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3154274517268" text:continue-list="list3153164278264" text:style-name="GOST_20_TR_20_main_20_body">
        <text:list-item>
          <text:list>
            <text:list-item>
              <text:h text:style-name="P82" text:outline-level="2"><text:bookmark-start text:name="__RefHeading___Toc1000_1566413351"/><text:soft-page-break/>Требования стандартизации<text:span text:style-name="T91">.</text:span><text:bookmark-end text:name="__RefHeading___Toc1000_1566413351"/></text:h>
              <text:list>
                <text:list-item>
                  <text:p text:style-name="P47">Требования стандартизации не предоставляются<text:span text:style-name="T69">.</text:span></text:p>
                </text:list-item>
              </text:list>
            </text:list-item>
            <text:list-item>
              <text:h text:style-name="P79" text:outline-level="2">Требования технологичности<text:span text:style-name="T90">.</text:span></text:h>
              <text:list>
                <text:list-item>
                  <text:p text:style-name="P48">Требования технологичности не предоставляются.</text:p>
                </text:list-item>
              </text:list>
            </text:list-item>
            <text:list-item>
              <text:h text:style-name="P83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39">габариты <text:span text:style-name="T70">зонда</text:span>: не более 300x300x300 мм с учётом системы крепления троса<text:span text:style-name="T27">;</text:span></text:p>
                </text:list-item>
                <text:list-item>
                  <text:p text:style-name="P39">масса <text:span text:style-name="T71">зонда</text:span> 750 – 1000 грамм<text:span text:style-name="T27">;</text:span></text:p>
                </text:list-item>
                <text:list-item>
                  <text:p text:style-name="P39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39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7"><text:span text:style-name="T49"><text:s/>требования к вибронагрузкам не предъявляются</text:span><text:span text:style-name="T50">;</text:span></text:p>
                </text:list-item>
              </text:list>
            </text:list-item>
          </text:list>
        </text:list-item>
      </text:list>
      <text:p text:style-name="GOST_20_Main_20_Body"/>
      <text:list xml:id="list3153728559462" text:continue-numbering="true" text:style-name="GOST_20_TR_20_main_20_body">
        <text:list-item>
          <text:h text:style-name="P77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9">Требования к нормативно-техническому обеспечению<text:span text:style-name="T39">.</text:span></text:p>
              <text:list>
                <text:list-item>
                  <text:p text:style-name="P50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9">Требования к метрологическому обеспечению.</text:p>
              <text:list>
                <text:list-item>
                  <text:p text:style-name="P50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49">Требования к диагностическому обеспечению.</text:p>
              <text:list>
                <text:list-item>
                  <text:p text:style-name="P51"><text:span text:style-name="T73">К</text:span>онструкция <text:span text:style-name="T72">зонда </text:span>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52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53">Программное обеспечение, разрабатываемое <text:span text:style-name="T74">для зонда </text:span>должно быть разработано на языке программирования C.</text:p>
                </text:list-item>
                <text:list-item>
                  <text:p text:style-name="P53">Приветствуется следование рекомендациям MISRA C<text:span text:style-name="T75">.</text:span></text:p>
                </text:list-item>
                <text:list-item>
                  <text:p text:style-name="P54">Вся телеметрическая информация, передаваемая аппаратом, должна <text:span text:style-name="T89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29"/>
      <text:list xml:id="list3153213823232" text:continue-numbering="true" text:style-name="GOST_20_TR_20_main_20_body">
        <text:list-item>
          <text:h text:style-name="P76" text:outline-level="1"><text:bookmark-start text:name="__RefHeading___Toc1014_1566413351"/>Требования к консервации<text:span text:style-name="T28">,</text:span> упаковке и марк<text:span text:style-name="T38">и</text:span>ровке<text:bookmark-end text:name="__RefHeading___Toc1014_1566413351"/></text:h>
          <text:list>
            <text:list-item>
              <text:p text:style-name="P55"><text:span text:style-name="T83">При необходимости, д</text:span>ля <text:span text:style-name="T76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55">На корпусе зонда должна быть размещена табличка с координатами официально<text:span text:style-name="T77">го</text:span> представителя команды "Завод имени композитора Юрия Шостаковича", с наименованием аппарата и кратким описанием в целях оповещения нашедшего аппарат.</text:p>
            </text:list-item>
          </text:list>
        </text:list-item>
      </text:list>
      <text:p text:style-name="GOST_20_Main_20_Body"/>
      <text:list xml:id="list3153089374156" text:continue-numbering="true" text:style-name="GOST_20_TR_20_main_20_body">
        <text:list-item>
          <text:h text:style-name="P77" text:outline-level="1"><text:bookmark-start text:name="__RefHeading___Toc1016_1566413351"/>Требования к учебно-<text:span text:style-name="T29">тренировочным</text:span> средствам.<text:bookmark-end text:name="__RefHeading___Toc1016_1566413351"/></text:h>
          <text:list>
            <text:list-item>
              <text:p text:style-name="P56">При разработке <text:span text:style-name="T78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3153052243333" text:continue-numbering="true" text:style-name="GOST_20_TR_20_main_20_body">
        <text:list-item>
          <text:h text:style-name="P78" text:outline-level="1"><text:bookmark-start text:name="__RefHeading___Toc3536_4294578340"/>Непредоставляемые требования.<text:bookmark-end text:name="__RefHeading___Toc3536_4294578340"/></text:h>
          <text:list>
            <text:list-item>
              <text:p text:style-name="P37">Технико-экономические требования.</text:p>
            </text:list-item>
            <text:list-item>
              <text:p text:style-name="P37">Требования к каталогизации.</text:p>
            </text:list-item>
            <text:list-item>
              <text:p text:style-name="P37">Требования к сырью, материалам и КИМП<text:span text:style-name="T83">.</text:span></text:p>
            </text:list-item>
            <text:list-item>
              <text:p text:style-name="P37">Специальные требования<text:span text:style-name="T84">.</text:span></text:p>
            </text:list-item>
          </text:list>
        </text:list-item>
        <text:list-item>
          <text:h text:style-name="P77" text:outline-level="1"><text:bookmark-start text:name="__RefHeading___Toc1020_1566413351"/>Этапы выполнения<text:span text:style-name="T79"> СЧ</text:span> ОКР<text:span text:style-name="T92">.</text:span><text:bookmark-end text:name="__RefHeading___Toc1020_1566413351"/></text:h>
          <text:list>
            <text:list-item>
              <text:p text:style-name="P57"><text:span text:style-name="T37">Выполнение СЧ ОКР разделено на несколько этапов согласно таблице </text:span><text:span text:style-name="T37"><text:sequence-ref text:reference-format="value" text:ref-name="reftable_id1">2</text:sequence-ref></text:span><text:span text:style-name="T37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P28"/>
      <text:list xml:id="list3153222390366" text:continue-numbering="true" text:style-name="GOST_20_TR_20_main_20_body">
        <text:list-item>
          <text:h text:style-name="P77" text:outline-level="1"><text:bookmark-start text:name="__RefHeading___Toc1022_1566413351"/>Порядок выполнения этапов и приёмки <text:span text:style-name="T87">СЧ </text:span>ОКР.<text:bookmark-end text:name="__RefHeading___Toc1022_1566413351"/></text:h>
          <text:list>
            <text:list-item>
              <text:p text:style-name="P58">Для закрытия этапа эскизного проектирования, требуется выполнение следующих требований:</text:p>
              <text:list>
                <text:list-item>
                  <text:p text:style-name="P59">Должна быть оформлена пояснительная записка;</text:p>
                </text:list-item>
                <text:list-item>
                  <text:p text:style-name="P60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1"><text:span text:style-name="T44">Должна быть разработана </text:span>принципиальн<text:span text:style-name="T44">ая </text:span>электрическ<text:span text:style-name="T42">ой </text:span>схема аппарата<text:span text:style-name="T41">;</text:span></text:p>
                </text:list-item>
                <text:list-item>
                  <text:p text:style-name="P62"><text:span text:style-name="T45">Должна быть создана </text:span>презентаци<text:span text:style-name="T45">я</text:span> для устного доклада <text:span text:style-name="T93">комиссии.</text:span></text:p>
                </text:list-item>
                <text:list-item>
                  <text:p text:style-name="P63">В пояснительной записке должны быть отражены следующие <text:span text:style-name="T40">позиции</text:span>:</text:p>
                </text:list-item>
              </text:list>
            </text:list-item>
          </text:list>
        </text:list-item>
      </text:list>
      <text:list xml:id="list3154835961739" text:continue-list="list315404762696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4">массовый расчёт;</text:p>
                    </text:list-item>
                    <text:list-item>
                      <text:p text:style-name="P64">расчёт энергобаланса;</text:p>
                    </text:list-item>
                    <text:list-item>
                      <text:p text:style-name="P64">расчёт стоимости<text:span text:style-name="T43"> комплектующих</text:span>;</text:p>
                    </text:list-item>
                    <text:list-item>
                      <text:p text:style-name="P64">прочностной расчёт конструкции (допустимо отсутствие);</text:p>
                    </text:list-item>
                    <text:list-item>
                      <text:p text:style-name="P64">тепловой расчёт (допустимо отсутствие)<text:span text:style-name="T40">;</text:span></text:p>
                    </text:list-item>
                    <text:list-item>
                      <text:p text:style-name="P65">описание протоколов инофрмационно-логического взаимодействия элементов системы<text:span text:style-name="T42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53275122171" text:continue-list="list3153222390366" text:style-name="GOST_20_TR_20_main_20_body">
        <text:list-item>
          <text:list>
            <text:list-item>
              <text:list>
                <text:list-item>
                  <text:p text:style-name="P66">Презентация должна включать:</text:p>
                </text:list-item>
              </text:list>
            </text:list-item>
          </text:list>
        </text:list-item>
      </text:list>
      <text:list xml:id="list3154728715066" text:continue-list="list315483596173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описание научной задачи;</text:p>
                    </text:list-item>
                    <text:list-item>
                      <text:p text:style-name="P67">описание технической задачи;</text:p>
                    </text:list-item>
                    <text:list-item>
                      <text:p text:style-name="P67">план график;</text:p>
                    </text:list-item>
                    <text:list-item>
                      <text:p text:style-name="P67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3153737295508" text:continue-list="list3153275122171" text:style-name="GOST_20_TR_20_main_20_body">
        <text:list-item>
          <text:list>
            <text:list-item>
              <text:p text:style-name="P68">Для закрытия этапа рабочего проекта должны быть выполнены следующие требования:</text:p>
              <text:list>
                <text:list-item>
                  <text:p text:style-name="P69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3153493338901" text:continue-list="list315472871506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0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0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3154031119494" text:continue-list="list3153737295508" text:style-name="GOST_20_TR_20_main_20_body">
        <text:list-item>
          <text:list>
            <text:list-item>
              <text:list>
                <text:list-item>
                  <text:p text:style-name="P69"><text:soft-page-break/>Должна быть выпущена альфа версия программного обеспечения<text:span text:style-name="T47"> всех составных частей</text:span> системы.</text:p>
                </text:list-item>
                <text:list-item>
                  <text:p text:style-name="P69">Должны быть проведены <text:span text:style-name="T46">автономные </text:span>испытания элементов <text:span text:style-name="T46">разрабатываемой </text:span>системы.</text:p>
                </text:list-item>
              </text:list>
            </text:list-item>
            <text:list-item>
              <text:p text:style-name="P71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6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3154524935796" text:continue-list="list3153493338901" text:style-name="GOST_20_TR_20_bullets">
        <text:list-item>
          <text:list>
            <text:list-item>
              <text:list>
                <text:list-item>
                  <text:p text:style-name="P33">ГОСТ Р 55996- 2014</text:p>
                </text:list-item>
                <text:list-item>
                  <text:p text:style-name="P34">Положения конкурса воздушно инженерная школа CanSat в России 2018-2019 от <text:span text:style-name="T48">7.11.2018.</text:span></text:p>
                </text:list-item>
              </text:list>
            </text:list-item>
          </text:list>
        </text:list-item>
      </text:list>
      <text:p text:style-name="P15"/>
      <text:list xml:id="list3152919076558" text:continue-list="list3154031119494" text:style-name="GOST_20_TR_20_main_20_body">
        <text:list-item>
          <text:h text:style-name="P77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3153234138655" text:continue-list="list3154524935796" text:style-name="GOST_20_TR_20_bullets">
        <text:list-item>
          <text:list>
            <text:list-item>
              <text:list>
                <text:list-item>
                  <text:p text:style-name="P35">НИП - наземный измерительный пункт<text:span text:style-name="T80">;</text:span></text:p>
                </text:list-item>
                <text:list-item>
                  <text:p text:style-name="P36">ОКР - опытно конструкторская работа;</text:p>
                </text:list-item>
                <text:list-item>
                  <text:p text:style-name="P36">СЧ - <text:span text:style-name="T85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5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9T00:31:52.564270969</dc:date>
    <dc:creator>Василий  </dc:creator>
    <meta:editing-duration>PT14H1M15S</meta:editing-duration>
    <meta:editing-cycles>182</meta:editing-cycles>
    <meta:generator>LibreOffice/6.0.7.3.0$Linux_X86_64 LibreOffice_project/00m0$Build-3</meta:generator>
    <meta:document-statistic meta:table-count="4" meta:image-count="0" meta:object-count="0" meta:page-count="18" meta:paragraph-count="226" meta:word-count="1493" meta:character-count="12477" meta:non-whitespace-character-count="11119"/>
  </office:meta>
</office:document-meta>
</file>